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C0000039A51FE8085.png"/>
  <manifest:file-entry manifest:media-type="image/png" manifest:full-path="Pictures/100000000000031A00000253D1D24142.png"/>
  <manifest:file-entry manifest:media-type="image/png" manifest:full-path="Pictures/100000000000021C0000039A2A511F34.png"/>
  <manifest:file-entry manifest:media-type="image/png" manifest:full-path="Pictures/100000000000021C0000039A76B8C60F.png"/>
  <manifest:file-entry manifest:media-type="image/png" manifest:full-path="Pictures/100000000000032000000258EC0B43F6.png"/>
  <manifest:file-entry manifest:media-type="image/png" manifest:full-path="Pictures/100000000000021C00000399814F397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grad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4.675cm"/>
    </style:style>
    <style:style style:name="pr2" style:family="presentation" style:parent-style-name="lyt-bluegrey-subtitle">
      <style:graphic-properties draw:fill-color="#ffffff" draw:auto-grow-height="true" fo:min-height="18.47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4.675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42.7000007629395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18.899cm" svg:height="4.675cm" svg:x="1.05cm" svg:y="1.116cm" presentation:class="title">
          <draw:text-box>
            <text:p>Main screen</text:p>
          </draw:text-box>
        </draw:frame>
        <draw:frame presentation:style-name="pr2" draw:text-style-name="P1" draw:layer="layout" svg:width="18.899cm" svg:height="18.479cm" svg:x="1.05cm" svg:y="6.552cm" presentation:class="subtitle" presentation:placeholder="true" presentation:user-transformed="true">
          <draw:text-box/>
        </draw:frame>
        <draw:frame draw:style-name="gr1" draw:text-style-name="P2" draw:layer="layout" svg:width="10.66cm" svg:height="18.3cm" svg:x="5.18cm" svg:y="6.66cm">
          <draw:image xlink:href="Pictures/100000000000021C0000039A76B8C6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draw:frame presentation:style-name="pr4" draw:layer="layout" svg:width="18.899cm" svg:height="4.675cm" svg:x="1.05cm" svg:y="1.116cm" presentation:class="title">
          <draw:text-box>
            <text:p>Illustration</text:p>
          </draw:text-box>
        </draw:frame>
        <draw:frame draw:style-name="gr1" draw:text-style-name="P2" draw:layer="layout" svg:width="10.822cm" svg:height="18.479cm" svg:x="5.088cm" svg:y="6.551cm" presentation:class="graphic" presentation:user-transformed="true">
          <draw:image xlink:href="Pictures/100000000000021C0000039A2A511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draw:frame presentation:style-name="pr4" draw:layer="layout" svg:width="18.899cm" svg:height="4.675cm" svg:x="1.05cm" svg:y="1.116cm" presentation:class="title">
          <draw:text-box>
            <text:p>Read more link</text:p>
          </draw:text-box>
        </draw:frame>
        <draw:frame draw:style-name="gr1" draw:text-style-name="P2" draw:layer="layout" svg:width="10.834cm" svg:height="18.479cm" svg:x="5.082cm" svg:y="6.551cm" presentation:class="graphic">
          <draw:image xlink:href="Pictures/100000000000021C00000399814F3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draw:frame presentation:style-name="pr4" draw:layer="layout" svg:width="18.899cm" svg:height="4.675cm" svg:x="1.05cm" svg:y="1.116cm" presentation:class="title">
          <draw:text-box>
            <text:p>Calculator</text:p>
          </draw:text-box>
        </draw:frame>
        <draw:frame draw:style-name="gr1" draw:text-style-name="P2" draw:layer="layout" svg:width="10.822cm" svg:height="18.479cm" svg:x="5.088cm" svg:y="6.551cm" presentation:class="graphic">
          <draw:image xlink:href="Pictures/100000000000021C0000039A51FE80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color="#000080" style:text-outline="false" style:text-line-through-style="none" fo:font-family="Albany" style:font-family-generic="roman" style:font-pitch="variable" fo:font-size="42.700000762939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3.199cm" fo:margin-right="0cm" fo:margin-top="0cm" fo:margin-bottom="0.533cm" fo:text-indent="-1.066cm"/>
      <style:text-properties fo:font-size="37.4000015258789pt" style:font-size-asian="28pt" style:font-size-complex="28pt"/>
    </style:style>
    <style:style style:name="lyt-aqua-outline3" style:family="presentation" style:parent-style-name="lyt-aqua-outline2">
      <style:paragraph-properties fo:margin-left="4.798cm" fo:margin-right="0cm" fo:margin-top="0cm" fo:margin-bottom="0.399cm" fo:text-indent="-0.799cm"/>
      <style:text-properties fo:font-size="32pt" style:font-size-asian="24pt" style:font-size-complex="24pt"/>
    </style:style>
    <style:style style:name="lyt-aqua-outline4" style:family="presentation" style:parent-style-name="lyt-aqua-outline3">
      <style:paragraph-properties fo:margin-left="6.397cm" fo:margin-right="0cm" fo:margin-top="0cm" fo:margin-bottom="0.266cm" fo:text-indent="-0.799cm"/>
      <style:text-properties fo:font-size="26.7000007629395pt" style:font-size-asian="20pt" style:font-size-complex="20pt"/>
    </style:style>
    <style:style style:name="lyt-aqua-outline5" style:family="presentation" style:parent-style-name="lyt-aqua-outline4">
      <style:paragraph-properties fo:margin-left="7.997cm" fo:margin-right="0cm" fo:margin-top="0cm" fo:margin-bottom="0.133cm" fo:text-indent="-0.799cm"/>
      <style:text-properties fo:font-size="26.7000007629395pt" style:font-size-asian="20pt" style:font-size-complex="20pt"/>
    </style:style>
    <style:style style:name="lyt-aqua-outline6" style:family="presentation" style:parent-style-name="lyt-aqua-outline5">
      <style:paragraph-properties fo:margin-left="9.596cm" fo:margin-right="0cm" fo:margin-top="0cm" fo:margin-bottom="0.133cm" fo:text-indent="-0.799cm"/>
      <style:text-properties fo:font-size="26.7000007629395pt" style:font-size-asian="20pt" style:font-size-complex="20pt"/>
    </style:style>
    <style:style style:name="lyt-aqua-outline7" style:family="presentation" style:parent-style-name="lyt-aqua-outline6">
      <style:paragraph-properties fo:margin-left="11.196cm" fo:margin-right="0cm" fo:margin-top="0cm" fo:margin-bottom="0.133cm" fo:text-indent="-0.799cm"/>
      <style:text-properties fo:font-size="26.7000007629395pt" style:font-size-asian="20pt" style:font-size-complex="20pt"/>
    </style:style>
    <style:style style:name="lyt-aqua-outline8" style:family="presentation" style:parent-style-name="lyt-aqua-outline7">
      <style:paragraph-properties fo:margin-left="12.795cm" fo:margin-right="0cm" fo:margin-top="0cm" fo:margin-bottom="0.133cm" fo:text-indent="-0.799cm"/>
      <style:text-properties fo:font-size="26.7000007629395pt" style:font-size-asian="20pt" style:font-size-complex="20pt"/>
    </style:style>
    <style:style style:name="lyt-aqua-outline9" style:family="presentation" style:parent-style-name="lyt-aqua-outline8">
      <style:paragraph-properties fo:margin-left="14.394cm" fo:margin-right="0cm" fo:margin-top="0cm" fo:margin-bottom="0.133cm" fo:text-indent="-0.799cm"/>
      <style:text-properties fo:font-size="26.7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58.700000762939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color="#ffffff" style:text-outline="false" style:text-line-through-style="none" fo:font-family="Albany" style:font-family-generic="roman" style:font-pitch="variable" fo:font-size="42.700000762939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3.199cm" fo:margin-right="0cm" fo:margin-top="0cm" fo:margin-bottom="0.533cm" fo:text-indent="-1.066cm"/>
      <style:text-properties fo:font-size="37.4000015258789pt" style:font-size-asian="28pt" style:font-size-complex="28pt"/>
    </style:style>
    <style:style style:name="lyt-bluegrey-outline3" style:family="presentation" style:parent-style-name="lyt-bluegrey-outline2">
      <style:paragraph-properties fo:margin-left="4.798cm" fo:margin-right="0cm" fo:margin-top="0cm" fo:margin-bottom="0.399cm" fo:text-indent="-0.799cm"/>
      <style:text-properties fo:font-size="32pt" style:font-size-asian="24pt" style:font-size-complex="24pt"/>
    </style:style>
    <style:style style:name="lyt-bluegrey-outline4" style:family="presentation" style:parent-style-name="lyt-bluegrey-outline3">
      <style:paragraph-properties fo:margin-left="6.397cm" fo:margin-right="0cm" fo:margin-top="0cm" fo:margin-bottom="0.266cm" fo:text-indent="-0.799cm"/>
      <style:text-properties fo:font-size="26.7000007629395pt" style:font-size-asian="20pt" style:font-size-complex="20pt"/>
    </style:style>
    <style:style style:name="lyt-bluegrey-outline5" style:family="presentation" style:parent-style-name="lyt-bluegrey-outline4">
      <style:paragraph-properties fo:margin-left="7.997cm" fo:margin-right="0cm" fo:margin-top="0cm" fo:margin-bottom="0.133cm" fo:text-indent="-0.799cm"/>
      <style:text-properties fo:font-size="26.7000007629395pt" style:font-size-asian="20pt" style:font-size-complex="20pt"/>
    </style:style>
    <style:style style:name="lyt-bluegrey-outline6" style:family="presentation" style:parent-style-name="lyt-bluegrey-outline5">
      <style:paragraph-properties fo:margin-left="9.596cm" fo:margin-right="0cm" fo:margin-top="0cm" fo:margin-bottom="0.133cm" fo:text-indent="-0.799cm"/>
      <style:text-properties fo:font-size="26.7000007629395pt" style:font-size-asian="20pt" style:font-size-complex="20pt"/>
    </style:style>
    <style:style style:name="lyt-bluegrey-outline7" style:family="presentation" style:parent-style-name="lyt-bluegrey-outline6">
      <style:paragraph-properties fo:margin-left="11.196cm" fo:margin-right="0cm" fo:margin-top="0cm" fo:margin-bottom="0.133cm" fo:text-indent="-0.799cm"/>
      <style:text-properties fo:font-size="26.7000007629395pt" style:font-size-asian="20pt" style:font-size-complex="20pt"/>
    </style:style>
    <style:style style:name="lyt-bluegrey-outline8" style:family="presentation" style:parent-style-name="lyt-bluegrey-outline7">
      <style:paragraph-properties fo:margin-left="12.795cm" fo:margin-right="0cm" fo:margin-top="0cm" fo:margin-bottom="0.133cm" fo:text-indent="-0.799cm"/>
      <style:text-properties fo:font-size="26.7000007629395pt" style:font-size-asian="20pt" style:font-size-complex="20pt"/>
    </style:style>
    <style:style style:name="lyt-bluegrey-outline9" style:family="presentation" style:parent-style-name="lyt-bluegrey-outline8">
      <style:paragraph-properties fo:margin-left="14.394cm" fo:margin-right="0cm" fo:margin-top="0cm" fo:margin-bottom="0.133cm" fo:text-indent="-0.799cm"/>
      <style:text-properties fo:font-size="26.7000007629395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58.700000762939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18.899cm" svg:height="4.675cm" svg:x="1.05cm" svg:y="1.116cm" presentation:class="title" presentation:placeholder="true">
        <draw:text-box/>
      </draw:frame>
      <draw:frame presentation:style-name="lyt-aqua-outline1" draw:layer="backgroundobjects" svg:width="18.449cm" svg:height="15.333cm" svg:x="1.5cm" svg:y="7.333cm" presentation:class="outline" presentation:placeholder="true">
        <draw:text-box/>
      </draw:frame>
      <draw:frame presentation:style-name="Mpr4" draw:text-style-name="MP4" draw:layer="backgroundobjects" svg:width="4.892cm" svg:height="1.931cm" svg:x="1.275cm" svg:y="24.308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6.656cm" svg:height="1.931cm" svg:x="7.407cm" svg:y="24.30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4.892cm" svg:height="1.931cm" svg:x="15.282cm" svg:y="24.308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18.899cm" svg:height="4.675cm" svg:x="1.05cm" svg:y="1.116cm" presentation:class="title" presentation:placeholder="true">
        <draw:text-box/>
      </draw:frame>
      <draw:frame presentation:style-name="lyt-bluegrey-outline1" draw:layer="backgroundobjects" svg:width="18.899cm" svg:height="18.479cm" svg:x="1.05cm" svg:y="6.552cm" presentation:class="outline" presentation:placeholder="true">
        <draw:text-box/>
      </draw:frame>
      <draw:frame presentation:style-name="Mpr7" draw:text-style-name="MP4" draw:layer="backgroundobjects" svg:width="4.892cm" svg:height="1.931cm" svg:x="1.05cm" svg:y="25.50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4.892cm" svg:height="1.931cm" svg:x="15.057cm" svg:y="25.508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3T01:31:15.40</meta:creation-date>
    <meta:editing-duration>PT2M1S</meta:editing-duration>
    <meta:editing-cycles>2</meta:editing-cycles>
    <dc:date>2016-04-13T02:15:06.16</dc:date>
    <meta:document-statistic meta:object-count="60"/>
    <meta:generator>OpenOffice/4.1.2$Win32 OpenOffice.org_project/412m3$Build-9782</meta:generator>
  </office:meta>
</office:document-meta>
</file>